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rsid="000c31d7" officeooo:paragraph-rsid="000c31d7"/>
    </style:style>
    <style:style style:name="P6" style:family="paragraph" style:parent-style-name="Preformatted_20_Text" style:list-style-name="L1"/>
    <style:style style:name="P7" style:family="paragraph" style:parent-style-name="Preformatted_20_Text" style:list-style-name="L4"/>
    <style:style style:name="P8" style:family="paragraph" style:parent-style-name="Preformatted_20_Text">
      <style:paragraph-properties fo:margin-top="0in" fo:margin-bottom="0.1965in" loext:contextual-spacing="false"/>
    </style:style>
    <style:style style:name="P9" style:family="paragraph" style:parent-style-name="Preformatted_20_Text" style:list-style-name="L1">
      <style:paragraph-properties fo:margin-top="0in" fo:margin-bottom="0.1965in" loext:contextual-spacing="false"/>
    </style:style>
    <style:style style:name="P10" style:family="paragraph" style:parent-style-name="Preformatted_20_Text" style:list-style-name="L2">
      <style:paragraph-properties fo:margin-top="0in" fo:margin-bottom="0.1965in" loext:contextual-spacing="false"/>
    </style:style>
    <style:style style:name="P11" style:family="paragraph" style:parent-style-name="Preformatted_20_Text" style:list-style-name="L3">
      <style:paragraph-properties fo:margin-top="0in" fo:margin-bottom="0.1965in" loext:contextual-spacing="false"/>
    </style:style>
    <style:style style:name="P12" style:family="paragraph" style:parent-style-name="Preformatted_20_Text" style:list-style-name="L4">
      <style:paragraph-properties fo:margin-top="0in" fo:margin-bottom="0.1965in" loext:contextual-spacing="false"/>
    </style:style>
    <style:style style:name="T1" style:family="text">
      <style:text-properties officeooo:rsid="000c31d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entos"/>CentOS</text:h>
      <text:p text:style-name="P5"><text:a xlink:type="simple" xlink:href="https://docs.docker.com/engine/installation/linux/centos/" text:style-name="Internet_20_link" text:visited-style-name="Visited_20_Internet_20_Link">https://docs.docker.com/engine/installation/linux/centos/</text:a></text:p>
      <text:p text:style-name="Text_20_body">Docker runs on CentOS 7.X. An installation on other binary compatible EL7 distributions such as Scientific Linux might succeed, but Docker does not test or support Docker on these distributions.</text:p>
      <text:p text:style-name="Text_20_body">This page instructs you to install using Docker-managed release packages and installation mechanisms. Using these packages ensures you get the latest release of Docker. If you wish to install using CentOS-managed packages, consult your CentOS documentation.</text:p>
      <text:h text:style-name="Heading_20_2" text:outline-level="2"><text:bookmark text:name="prerequisites"/>Prerequisites</text:h>
      <text:p text:style-name="Text_20_body">Docker requires a 64-bit installation regardless of your CentOS version. Also, your kernel must be 3.10 at minimum, which CentOS 7 runs.</text:p>
      <text:p text:style-name="Text_20_body">To check your current kernel version, open a terminal and use <text:span text:style-name="Source_20_Text">uname -r</text:span> to display your kernel version:</text:p>
      <text:p text:style-name="Preformatted_20_Text"><text:span text:style-name="Source_20_Text">$ uname -r</text:span></text:p>
      <text:p text:style-name="P8"><text:span text:style-name="Source_20_Text">3.10.0-229.el7.x86_64</text:span></text:p>
      <text:p text:style-name="Text_20_body">Finally, it is recommended that you fully update your system. Please keep in mind that your system should be fully patched to fix any potential kernel bugs. Any reported kernel bugs may have already been fixed on the latest kernel packages.</text:p>
      <text:h text:style-name="Heading_20_2" text:outline-level="2"><text:bookmark text:name="install"/>Install</text:h>
      <text:p text:style-name="Text_20_body">There are two ways to install Docker Engine. You can install using the <text:span text:style-name="Source_20_Text">yum</text:span> package manager. Or you can use <text:span text:style-name="Source_20_Text">curl</text:span> with the <text:span text:style-name="Source_20_Text">get.docker.com</text:span> site. This second method runs an installation script which also installs via the <text:span text:style-name="Source_20_Text">yum</text:span> package manager.</text:p>
      <text:h text:style-name="Heading_20_3" text:outline-level="3"><text:bookmark text:name="install-with-yum"/>Install with yum</text:h>
      <text:list xml:id="list2011352974956201424" text:style-name="L1">
        <text:list-item>
          <text:p text:style-name="P1">Log into your machine as a user with <text:span text:style-name="Source_20_Text">sudo</text:span> or <text:span text:style-name="Source_20_Text">root</text:span> privileges.</text:p>
        </text:list-item>
        <text:list-item>
          <text:p text:style-name="P1">Make sure your existing yum packages are up-to-date.</text:p>
          <text:p text:style-name="P9"><text:span text:style-name="Source_20_Text">$ sudo yum update</text:span></text:p>
        </text:list-item>
        <text:list-item>
          <text:p text:style-name="P1">Add the yum repo.</text:p>
          <text:p text:style-name="P6"><text:span text:style-name="Source_20_Text">$ sudo tee /etc/yum.repos.d/docker.repo &lt;&lt;-'EOF'</text:span></text:p>
          <text:p text:style-name="P6"><text:span text:style-name="Source_20_Text">[dockerrepo]</text:span></text:p>
          <text:p text:style-name="P6"><text:span text:style-name="Source_20_Text">name=Docker Repository</text:span></text:p>
          <text:p text:style-name="P6"><text:span text:style-name="Source_20_Text">baseurl=https://yum.dockerproject.org/repo/main/centos/$releasever/</text:span></text:p>
          <text:p text:style-name="P6"><text:soft-page-break/><text:span text:style-name="Source_20_Text">enabled=1</text:span></text:p>
          <text:p text:style-name="P6"><text:span text:style-name="Source_20_Text">gpgcheck=1</text:span></text:p>
          <text:p text:style-name="P6"><text:span text:style-name="Source_20_Text">gpgkey=https://yum.dockerproject.org/gpg</text:span></text:p>
          <text:p text:style-name="P9"><text:span text:style-name="Source_20_Text">EOF</text:span></text:p>
        </text:list-item>
        <text:list-item>
          <text:p text:style-name="P1">Install the Docker package.</text:p>
          <text:p text:style-name="P9"><text:span text:style-name="Source_20_Text">$ sudo yum install docker-engine</text:span></text:p>
        </text:list-item>
        <text:list-item>
          <text:p text:style-name="P1">Start the Docker daemon.</text:p>
          <text:p text:style-name="P9"><text:span text:style-name="Source_20_Text">$ sudo service docker start</text:span></text:p>
        </text:list-item>
        <text:list-item>
          <text:p text:style-name="P1">Verify <text:span text:style-name="Source_20_Text">docker</text:span> is installed correctly by running a test image in a container.</text:p>
          <text:p text:style-name="P6"><text:span text:style-name="Source_20_Text">$ sudo docker run hello-world</text:span></text:p>
          <text:p text:style-name="P6"><text:span text:style-name="Source_20_Text">Unable to find image 'hello-world:latest' locally</text:span></text:p>
          <text:p text:style-name="P6"><text:span text:style-name="Source_20_Text"><text:s text:c="4"/>latest: Pulling from hello-world</text:span></text:p>
          <text:p text:style-name="P6"><text:span text:style-name="Source_20_Text"><text:s text:c="4"/>a8219747be10: Pull complete</text:span></text:p>
          <text:p text:style-name="P6"><text:span text:style-name="Source_20_Text"><text:s text:c="4"/>91c95931e552: Already exists</text:span></text:p>
          <text:p text:style-name="P6"><text:span text:style-name="Source_20_Text"><text:s text:c="4"/>hello-world:latest: The image you are pulling has been verified. Important: image verification is a tech preview feature and should not be relied on to provide security.</text:span></text:p>
          <text:p text:style-name="P6"><text:span text:style-name="Source_20_Text"><text:s text:c="4"/>Digest: sha256:aa03e5d0d5553b4c3473e89c8619cf79df368babd1.7.1cf5daeb82aab55838d</text:span></text:p>
          <text:p text:style-name="P6"><text:span text:style-name="Source_20_Text"><text:s text:c="4"/>Status: Downloaded newer image for hello-world:latest</text:span></text:p>
          <text:p text:style-name="P6"><text:span text:style-name="Source_20_Text"><text:s text:c="4"/>Hello from Docker.</text:span></text:p>
          <text:p text:style-name="P6"><text:span text:style-name="Source_20_Text"><text:s text:c="4"/>This message shows that your installation appears to be working correctly.</text:span></text:p>
          <text:p text:style-name="P6"/>
          <text:p text:style-name="P6"><text:span text:style-name="Source_20_Text"><text:s text:c="4"/>To generate this message, Docker took the following steps:</text:span></text:p>
          <text:p text:style-name="P6"><text:span text:style-name="Source_20_Text"><text:s text:c="5"/>1. The Docker client contacted the Docker daemon.</text:span></text:p>
          <text:p text:style-name="P6"><text:span text:style-name="Source_20_Text"><text:s text:c="5"/>2. The Docker daemon pulled the "hello-world" image from the Docker Hub.</text:span></text:p>
          <text:p text:style-name="P6"><text:span text:style-name="Source_20_Text"><text:s text:c="12"/>(Assuming it was not already locally available.)</text:span></text:p>
          <text:p text:style-name="P6"><text:span text:style-name="Source_20_Text"><text:s text:c="5"/>3. The Docker daemon created a new container from that image which runs the</text:span></text:p>
          <text:p text:style-name="P6"><text:span text:style-name="Source_20_Text"><text:s text:c="12"/>executable that produces the output you are currently reading.</text:span></text:p>
          <text:p text:style-name="P6"><text:span text:style-name="Source_20_Text"><text:s text:c="5"/>4. The Docker daemon streamed that output to the Docker client, which sent it</text:span></text:p>
          <text:p text:style-name="P6"><text:span text:style-name="Source_20_Text"><text:s text:c="12"/>to your terminal.</text:span></text:p>
          <text:p text:style-name="P6"/>
          <text:p text:style-name="P6"><text:span text:style-name="Source_20_Text"><text:s text:c="4"/>To try something more ambitious, you can run an Ubuntu container with:</text:span></text:p>
          <text:p text:style-name="P6"><text:span text:style-name="Source_20_Text"><text:s text:c="5"/>$ docker run -it ubuntu bash</text:span></text:p>
          <text:p text:style-name="P6"/>
          <text:p text:style-name="P6"><text:span text:style-name="Source_20_Text"><text:s text:c="4"/>For more examples and ideas, visit:</text:span></text:p>
          <text:p text:style-name="P9"><text:span text:style-name="Source_20_Text"><text:s text:c="5"/>http://docs.docker.com/userguide/</text:span></text:p>
        </text:list-item>
      </text:list>
      <text:h text:style-name="Heading_20_3" text:outline-level="3"><text:bookmark text:name="install-with-the-script"/>Install with the script</text:h>
      <text:list xml:id="list3985790573877156344" text:style-name="L2">
        <text:list-item>
          <text:p text:style-name="P2">Log into your machine as a user with <text:span text:style-name="Source_20_Text">sudo</text:span> or <text:span text:style-name="Source_20_Text">root</text:span> privileges.</text:p>
        </text:list-item>
        <text:list-item>
          <text:p text:style-name="P2">Make sure your existing yum packages are up-to-date.</text:p>
          <text:p text:style-name="P10"><text:span text:style-name="Source_20_Text">$ sudo yum update</text:span></text:p>
        </text:list-item>
        <text:list-item>
          <text:p text:style-name="P2"><text:soft-page-break/>Run the Docker installation script.</text:p>
          <text:p text:style-name="P10"><text:span text:style-name="Source_20_Text">$ curl -fsSL https://get.docker.com/ | sh</text:span></text:p>
          <text:p text:style-name="P2">This script adds the <text:span text:style-name="Source_20_Text">docker.repo</text:span> repository and installs Docker.</text:p>
        </text:list-item>
        <text:list-item>
          <text:p text:style-name="P2">Start the Docker daemon.</text:p>
          <text:p text:style-name="P10"><text:span text:style-name="Source_20_Text">$ sudo service docker start</text:span></text:p>
        </text:list-item>
        <text:list-item>
          <text:p text:style-name="P2">Verify <text:span text:style-name="Source_20_Text">docker</text:span> is installed correctly by running a test image in a container.</text:p>
          <text:p text:style-name="P10"><text:span text:style-name="Source_20_Text">$ sudo docker run hello-world</text:span></text:p>
        </text:list-item>
      </text:list>
      <text:h text:style-name="Heading_20_2" text:outline-level="2"><text:bookmark text:name="create-a-docker-group"/>Create a docker group</text:h>
      <text:p text:style-name="Text_20_body">The <text:span text:style-name="Source_20_Text">docker</text:span> daemon binds to a Unix socket instead of a TCP port. By default that Unix socket is owned by the user <text:span text:style-name="Source_20_Text">root</text:span> and other users can access it with <text:span text:style-name="Source_20_Text">sudo</text:span>. For this reason, <text:span text:style-name="Source_20_Text">docker</text:span> daemon always runs as the <text:span text:style-name="Source_20_Text">root</text:span> user.</text:p>
      <text:p text:style-name="Text_20_body">To avoid having to use <text:span text:style-name="Source_20_Text">sudo</text:span> when you use the <text:span text:style-name="Source_20_Text">docker</text:span> command, create a Unix group called <text:span text:style-name="Source_20_Text">docker</text:span> and add users to it. When the <text:span text:style-name="Source_20_Text">docker</text:span> daemon starts, it makes the ownership of the Unix socket read/writable by the <text:span text:style-name="Source_20_Text">docker</text:span> group.</text:p>
      <text:p text:style-name="Quotations"><text:span text:style-name="Strong_20_Emphasis">Warning</text:span>: The <text:span text:style-name="Source_20_Text">docker</text:span> group is equivalent to the <text:span text:style-name="Source_20_Text">root</text:span> user; For details on how this impacts security in your system, see <text:a xlink:type="simple" xlink:href="https://docs.docker.com/engine/security/security/#docker-daemon-attack-surface" text:style-name="Internet_20_link" text:visited-style-name="Visited_20_Internet_20_Link"><text:span text:style-name="Emphasis">Docker Daemon Attack Surface</text:span></text:a> for details.</text:p>
      <text:p text:style-name="Text_20_body">To create the <text:span text:style-name="Source_20_Text">docker</text:span> group and add your user:</text:p>
      <text:list xml:id="list4787241377829045629" text:style-name="L3">
        <text:list-item>
          <text:p text:style-name="P3">Log into Centos as a user with <text:span text:style-name="Source_20_Text">sudo</text:span> privileges.</text:p>
        </text:list-item>
        <text:list-item>
          <text:p text:style-name="P3">Create the <text:span text:style-name="Source_20_Text">docker</text:span> group.</text:p>
          <text:p text:style-name="P3"><text:span text:style-name="Source_20_Text">sudo groupadd docker</text:span></text:p>
        </text:list-item>
        <text:list-item>
          <text:p text:style-name="P3">Add your user to <text:span text:style-name="Source_20_Text">docker</text:span> group.</text:p>
          <text:p text:style-name="P3"><text:span text:style-name="Source_20_Text">sudo usermod -aG docker your_username</text:span></text:p>
        </text:list-item>
        <text:list-item>
          <text:p text:style-name="P3">Log out and log back in.</text:p>
          <text:p text:style-name="P3">This ensures your user is running with the correct permissions.</text:p>
        </text:list-item>
        <text:list-item>
          <text:p text:style-name="P3">Verify your work by running <text:span text:style-name="Source_20_Text">docker</text:span> without <text:span text:style-name="Source_20_Text">sudo</text:span>.</text:p>
          <text:p text:style-name="P11"><text:span text:style-name="Source_20_Text">$ docker run hello-world</text:span></text:p>
        </text:list-item>
      </text:list>
      <text:h text:style-name="Heading_20_2" text:outline-level="2"><text:bookmark text:name="start-the-docker-daemon-at-boot"/><text:soft-page-break/>Start the docker daemon at boot</text:h>
      <text:p text:style-name="Text_20_body">To ensure Docker starts when you boot your system, do the following:</text:p>
      <text:p text:style-name="P8"><text:span text:style-name="Source_20_Text"><text:s text:c="2"/>$ sudo chkconfig docker on</text:span></text:p>
      <text:p text:style-name="Text_20_body">If you need to add an HTTP Proxy, set a different directory or partition for the Docker runtime files, or make other customizations, read our Systemd article to learn how to <text:a xlink:type="simple" xlink:href="https://docs.docker.com/engine/admin/systemd/" text:style-name="Internet_20_link" text:visited-style-name="Visited_20_Internet_20_Link">customize your Systemd Docker daemon options</text:a>.</text:p>
      <text:h text:style-name="Heading_20_2" text:outline-level="2"><text:bookmark text:name="uninstall"/>Uninstall</text:h>
      <text:p text:style-name="Text_20_body">You can uninstall the Docker software with <text:span text:style-name="Source_20_Text">yum</text:span>.</text:p>
      <text:list xml:id="list6247955417087874968" text:style-name="L4">
        <text:list-item>
          <text:p text:style-name="P4">List the package you have installed.</text:p>
          <text:p text:style-name="P7"><text:span text:style-name="Source_20_Text">$ yum list installed | grep docker</text:span></text:p>
          <text:p text:style-name="P7"><text:span text:style-name="Source_20_Text">yum list installed | grep docker</text:span></text:p>
          <text:p text:style-name="P12"><text:span text:style-name="Source_20_Text">docker-engine.x86_64 <text:s text:c="2"/>1.7.1-1.el7 @/docker-engine-1.7.1-1.el7.x86_64.rpm</text:span></text:p>
        </text:list-item>
        <text:list-item>
          <text:p text:style-name="P4">Remove the package.</text:p>
          <text:p text:style-name="P12"><text:span text:style-name="Source_20_Text">$ sudo yum -y remove docker-engine.x86_64</text:span></text:p>
          <text:p text:style-name="P4">This command does not remove images, containers, volumes, or user-created configuration files on your host.</text:p>
        </text:list-item>
        <text:list-item>
          <text:p text:style-name="P4">To delete all images, containers, and volumes, run the following command:</text:p>
          <text:p text:style-name="P12"><text:span text:style-name="Source_20_Text">$ rm -rf /var/lib/docker</text:span></text:p>
        </text:list-item>
        <text:list-item>
          <text:p text:style-name="P4">Locate and delete any user-created configuration fil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c31d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 <text:span text:style-name="MT1">of </text:span><text:span text:style-name="MT1"><text:page-count>4</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jani </meta:initial-creator>
    <meta:creation-date>2016-04-28T00:21:07.898332693</meta:creation-date>
    <dc:date>2016-04-28T00:22:42.742548349</dc:date>
    <dc:creator>Rajani </dc:creator>
    <meta:editing-duration>PT1M36S</meta:editing-duration>
    <meta:editing-cycles>1</meta:editing-cycles>
    <meta:document-statistic meta:table-count="0" meta:image-count="0" meta:object-count="0" meta:page-count="4" meta:paragraph-count="94" meta:word-count="854" meta:character-count="5509" meta:non-whitespace-character-count="4654"/>
    <meta:generator>LibreOffice/4.3.7.2$Linux_X86_64 LibreOffice_project/430$Build-2</meta:generator>
  </office:meta>
</office:document-meta>
</file>